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92.69pt"/>
    </style:style>
    <style:style style:name="co3" style:family="table-column">
      <style:table-column-properties fo:break-before="auto" style:column-width="16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 levels (fact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insf1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ull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places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ll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cars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liv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lf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grliv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lot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lotfrontage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og_saleprice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verallcon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verallqual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albsmt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rmsabvgr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1stflr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ndflr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arbuilt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arremodad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intype1</text:p>
          </table:table-cell>
          <table:table-cell office:value-type="string" calcext:value-type="string">
            <text:p>factor</text:p>
          </table:table-cell>
          <table:table-cell table:style-name="ce4" office:value-type="string" calcext:value-type="string">
            <text:p><text:s/>7 levels "ALQ","BLQ","GLQ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entralai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3 levels "N","Y","None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ectric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FuseA","Fuse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ior1s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6 levels "AsbShng","AsphShn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ior2n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7 levels "AsbShng","AsphShn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placequ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undation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7 levels "BrkTil","CBlock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finish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4 levels "Fin","RFn","Un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7 levels "2Types","Attch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tingq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estyl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9 levels "1.5Fin","1.5Un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tchen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tsha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IR1","IR2","IR3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vnr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BrkCmn","BrkFace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szoning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C (all)","FV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ighborhoo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26 levels "Blmngtn","Blueste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e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0 levels "COD","Con","ConL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p_bsmtfinsf1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bsmtfull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fireplaces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full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arage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aragecars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rliv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half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lot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lotfrontage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overallcon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overallqual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saleprice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totalbsmt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totrmsabvgr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x1stflr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x2ndflr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yearbuilt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yearremodad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Feuille1.B3:Feuille1.D8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0:46:31.136469740</meta:creation-date>
    <dc:date>2017-07-30T10:57:21.721911336</dc:date>
    <meta:editing-duration>PT40S</meta:editing-duration>
    <meta:editing-cycles>1</meta:editing-cycles>
    <meta:generator>LibreOffice/5.1.6.2$Linux_X86_64 LibreOffice_project/10m0$Build-2</meta:generator>
    <meta:document-statistic meta:table-count="1" meta:cell-count="138" meta:object-count="0"/>
  </office:meta>
</office:document-meta>
</file>